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officeooo:paragraph-rsid="00064716"/>
    </style:style>
    <style:style style:name="P2" style:family="paragraph" style:parent-style-name="Standard">
      <style:text-properties fo:font-weight="bold" officeooo:paragraph-rsid="00064716" style:font-weight-asian="bold" style:font-weight-complex="bold"/>
    </style:style>
    <style:style style:name="P3" style:family="paragraph" style:parent-style-name="Standard">
      <style:text-properties officeooo:paragraph-rsid="00064716"/>
    </style:style>
    <style:style style:name="P4" style:family="paragraph" style:parent-style-name="Standard">
      <style:text-properties fo:color="#000000" loext:opacity="100%" fo:font-weight="bold" officeooo:paragraph-rsid="00064716" style:font-weight-asian="bold" style:font-weight-complex="bold"/>
    </style:style>
    <style:style style:name="P5" style:family="paragraph" style:parent-style-name="Standard">
      <style:text-properties officeooo:paragraph-rsid="000820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dbd" style:font-weight-asian="bold" style:font-weight-complex="bold"/>
    </style:style>
    <style:style style:name="T3" style:family="text">
      <style:text-properties officeooo:rsid="00064716"/>
    </style:style>
    <style:style style:name="T4" style:family="text">
      <style:text-properties style:text-position="super 58%" officeooo:rsid="00064716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820bd"/>
    </style:style>
    <style:style style:name="T8" style:family="text">
      <style:text-properties style:text-position="super 58%" officeooo:rsid="000820bd"/>
    </style:style>
    <style:style style:name="T9" style:family="text">
      <style:text-properties fo:font-variant="normal" fo:text-transform="none" fo:color="#001d35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P3"><text:span text:style-name="Default_20_Paragraph_20_Font"><text:span text:style-name="T1"><text:tab/><text:tab/><text:tab/><text:tab/><text:tab/> <text:s text:c="5"/>PHY2049C, Quiz </text:span></text:span><text:span text:style-name="Default_20_Paragraph_20_Font"><text:span text:style-name="T2">1</text:span></text:span></text:p>
      <text:p text:style-name="P3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3"><text:span text:style-name="Default_20_Paragraph_20_Font"><text:span text:style-name="T1">---------------------------------------------------------------------------------------------------------------------------</text:span></text:span></text:p>
      <text:p text:style-name="P2"/>
      <text:p text:style-name="P2">Problem 1</text:p>
      <text:p text:style-name="P3"/>
      <text:p text:style-name="P3">Continental drift occurs at about the rate at which your fingernails grow <text:span text:style-name="T3">(3.7 </text:span>mm per month<text:span text:style-name="T3">)</text:span>. Estimate the age of the Atlantic Ocean, assuming eastern and western hemispheres have been drifting apart.<text:bookmark-start text:name="_Hlk198550150"/></text:p>
      <text:p text:style-name="P3"><text:bookmark-end text:name="_Hlk198550150"/></text:p>
      <text:p text:style-name="P3"><text:span text:style-name="Default_20_Paragraph_20_Font"><text:span text:style-name="T1">Problem 2 <text:s/></text:span></text:span>(Halliday, Resnik, Walker)</text:p>
      <text:p text:style-name="P3"/>
      <text:p text:style-name="P3">When a uranium nucleus disintegrates emitting an alpha particle (<text:span text:style-name="T3">an</text:span> helium nucleus Z = 2), the resulting nucleus is thorium (Z <text:span text:style-name="T3">=</text:span> 90). Assuming that initially the alpha particle is at rest at a distance from the center of the uranium nucleus equal to 8.5 <text:span text:style-name="T3">x</text:span> 10<text:span text:style-name="T3">^</text:span><text:span text:style-name="T4">(</text:span><text:span text:style-name="T5">-15</text:span><text:span text:style-name="T4">)</text:span><text:span text:style-name="T5"> </text:span>m <text:span text:style-name="T3">Calculate </text:span>the <text:span text:style-name="T3">acceleration</text:span> of the particle when it is at a large <text:span text:style-name="T3">when the (a) the alpha particle is a said distance and (b) when it is very far away from the nucleus.</text:span></text:p>
      <text:p text:style-name="P3"><text:tab/><text:tab/><text:tab/><text:tab/><text:tab/></text:p>
      <text:p text:style-name="P4">Problem 3</text:p>
      <text:p text:style-name="P4"/>
      <text:p text:style-name="P3">Two positive point charges, each of magnitude <text:span text:style-name="T6">q</text:span>, are fixed on the <text:span text:style-name="T7">y</text:span> axis at the points y = +a and y <text:span text:style-name="T7">= </text:span>a</text:p>
      <text:p text:style-name="P5">(a) Draw a diagram showing the positions of the charges. <text:span text:style-name="T7">(b) What is the field at a point that lies in the x-axis at 3a from the origin? (c) Show that the field at a distance d &gt;&gt; a on the x axis is given by </text:span></text:p>
      <text:p text:style-name="P5"/>
      <text:p text:style-name="P5"><text:span text:style-name="T7">Ex = k2q/d</text:span><text:span text:style-name="T8">2</text:span><text:span text:style-name="T7"> </text:span></text:p>
      <text:p text:style-name="P5"/>
      <text:p text:style-name="P5"><text:span text:style-name="T7">(Hint, for this last part use this Taylor approximation → (x+1)</text:span><text:span text:style-name="T8">n <text:s/></text:span><text:span text:style-name="T9">≈</text:span><text:span text:style-name="T7"> 1+nx when x&lt;&lt;1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6" svg:viewBox="0 0 20 30" svg:d="M10 0l-10 30h20z"/>
    <draw:marker draw:name="a7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MP0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13:56:46.797729195</meta:creation-date>
    <meta:generator>LibreOffice/25.2.6.2$Linux_X86_64 LibreOffice_project/520$Build-2</meta:generator>
    <dc:date>2025-10-11T16:20:47.569499175</dc:date>
    <meta:editing-duration>PT2H3M11S</meta:editing-duration>
    <meta:editing-cycles>1</meta:editing-cycles>
    <meta:document-statistic meta:table-count="0" meta:image-count="0" meta:object-count="0" meta:page-count="1" meta:paragraph-count="16" meta:word-count="276" meta:character-count="1600" meta:non-whitespace-character-count="1318"/>
  </office:meta>
</office:document-meta>
</file>